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text-properties officeooo:paragraph-rsid="001090ba"/>
    </style:style>
    <style:style style:name="P2" style:family="paragraph" style:parent-style-name="Contents_20_Heading">
      <style:text-properties officeooo:paragraph-rsid="001090ba"/>
    </style:style>
    <style:style style:name="P3" style:family="paragraph" style:parent-style-name="Text_20_body">
      <style:text-properties fo:language="de" fo:country="DE" officeooo:paragraph-rsid="001090ba"/>
    </style:style>
    <style:style style:name="P4" style:family="paragraph" style:parent-style-name="Standard">
      <style:paragraph-properties fo:margin-top="0cm" fo:margin-bottom="0.25cm" style:contextual-spacing="false" fo:line-height="115%"/>
      <style:text-properties fo:language="de" fo:country="DE" officeooo:rsid="001a79c6" officeooo:paragraph-rsid="001a79c6"/>
    </style:style>
    <style:style style:name="P5" style:family="paragraph" style:parent-style-name="Standard">
      <style:paragraph-properties fo:margin-top="0cm" fo:margin-bottom="0.25cm" style:contextual-spacing="false" fo:line-height="115%"/>
      <style:text-properties officeooo:paragraph-rsid="001a79c6"/>
    </style:style>
    <style:style style:name="P6" style:family="paragraph" style:parent-style-name="Title" style:master-page-name="First_20_Page">
      <style:paragraph-properties style:page-number="auto"/>
      <style:text-properties officeooo:paragraph-rsid="001090ba"/>
    </style:style>
    <style:style style:name="P7" style:family="paragraph" style:parent-style-name="Subtitle">
      <style:text-properties officeooo:paragraph-rsid="001090ba"/>
    </style:style>
    <style:style style:name="P8" style:family="paragraph" style:parent-style-name="Subtitle">
      <style:text-properties officeooo:rsid="001090ba" officeooo:paragraph-rsid="001090ba"/>
    </style:style>
    <style:style style:name="P9" style:family="paragraph" style:parent-style-name="Heading_20_1" style:list-style-name="">
      <style:paragraph-properties fo:margin-left="0cm" fo:margin-right="0cm" fo:text-indent="0cm" style:auto-text-indent="false"/>
      <style:text-properties officeooo:paragraph-rsid="001090ba"/>
    </style:style>
    <style:style style:name="P10" style:family="paragraph" style:parent-style-name="Heading_20_1" style:list-style-name="WWNum1">
      <style:text-properties officeooo:paragraph-rsid="001090ba"/>
    </style:style>
    <style:style style:name="P11" style:family="paragraph" style:parent-style-name="Standard">
      <style:paragraph-properties fo:margin-top="0cm" fo:margin-bottom="0.25cm" style:contextual-spacing="false" fo:line-height="115%"/>
      <style:text-properties fo:language="de" fo:country="DE" officeooo:rsid="001a79c6" officeooo:paragraph-rsid="001bf0f3"/>
    </style:style>
    <style:style style:name="P12" style:family="paragraph" style:parent-style-name="Text_20_body">
      <style:text-properties fo:language="de" fo:country="DE" officeooo:paragraph-rsid="001090ba"/>
    </style:style>
    <style:style style:name="P13" style:family="paragraph" style:parent-style-name="Text_20_body">
      <style:text-properties fo:language="de" fo:country="DE" officeooo:rsid="001bf0f3" officeooo:paragraph-rsid="001bf0f3"/>
    </style:style>
    <style:style style:name="P14" style:family="paragraph" style:parent-style-name="Text_20_body">
      <style:text-properties officeooo:paragraph-rsid="001090ba"/>
    </style:style>
    <style:style style:name="T1" style:family="text">
      <style:text-properties fo:color="#000000" loext:opacity="100%" fo:font-size="10.5pt" fo:language="de" fo:country="DE" style:font-size-asian="10.5pt"/>
    </style:style>
    <style:style style:name="T2" style:family="text">
      <style:text-properties fo:language="de" fo:country="DE"/>
    </style:style>
    <style:style style:name="T3" style:family="text">
      <style:text-properties fo:language="de" fo:country="DE" officeooo:rsid="0019a0ff"/>
    </style:style>
    <style:style style:name="T4" style:family="text">
      <style:text-properties fo:language="de" fo:country="DE" officeooo:rsid="001a79c6"/>
    </style:style>
    <style:style style:name="T5" style:family="text">
      <style:text-properties style:text-underline-style="none"/>
    </style:style>
    <style:style style:name="T6" style:family="text">
      <style:text-properties style:text-underline-style="none" officeooo:rsid="00173e13"/>
    </style:style>
    <style:style style:name="T7" style:family="text">
      <style:text-properties officeooo:rsid="0019a0ff"/>
    </style:style>
    <style:style style:name="T8" style:family="text">
      <style:text-properties style:use-window-font-color="true" loext:opacity="0%"/>
    </style:style>
    <style:style style:name="Sect1" style:family="section">
      <style:section-properties style:editable="false">
        <style:columns fo:column-count="1" fo:column-gap="0cm"/>
      </style:section-properties>
    </style: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2"><text:span text:style-name="T3">Au</text:span><text:span text:style-name="T4">f</text:span><text:span text:style-name="T3">gabe 1</text:span><text:span text:style-name="T2">: </text:span><text:span text:style-name="T3">Hopsitexte</text:span></text:p>
      <text:p text:style-name="P7" loext:marker-style-name="T2"><text:span text:style-name="T2">Team-ID: 01005</text:span></text:p>
      <text:p text:style-name="P7" loext:marker-style-name="T2"><text:span text:style-name="T2">Team: Jonathan</text:span></text:p>
      <text:p text:style-name="P7" loext:marker-style-name="T2"><text:span text:style-name="T2">Bearbeiter/-innen dieser Aufgabe: Jonathan Salomo</text:span></text:p>
      <text:p text:style-name="P8" loext:marker-style-name="T2"><text:span text:style-name="T2"><text:date style:data-style-name="N41" text:date-value="2024-11-09T14:36:57.743000225">9. November 2024</text:date></text:span></text:p>
      <text:table-of-content text:style-name="Sect1" text:protected="true" text:name="Inhaltsverzeichnis1">
        <text:table-of-content-source text:outline-level="9">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Inhaltsverzeichnis</text:p>
          </text:index-title>
          <text:p text:style-name="P1"><text:a xlink:type="simple" xlink:href="#__RefHeading___Toc2232_4178761632" text:style-name="Index_20_Link" text:visited-style-name="Index_20_Link">Lösungsidee<text:tab/>1</text:a></text:p>
          <text:p text:style-name="P1"><text:a xlink:type="simple" xlink:href="#__RefHeading___Toc2234_4178761632" text:style-name="Index_20_Link" text:visited-style-name="Index_20_Link">Umsetzung<text:tab/>2</text:a></text:p>
          <text:p text:style-name="P1"><text:a xlink:type="simple" xlink:href="#__RefHeading___Toc2236_4178761632" text:style-name="Index_20_Link" text:visited-style-name="Index_20_Link">Beispiele<text:tab/>3</text:a></text:p>
          <text:p text:style-name="P1"><text:a xlink:type="simple" xlink:href="#__RefHeading___Toc2238_4178761632" text:style-name="Index_20_Link" text:visited-style-name="Index_20_Link">Quellcode<text:tab/>29</text:a></text:p>
        </text:index-body>
      </text:table-of-content>
      <text:h text:style-name="P9" text:outline-level="1"/>
      <text:h text:style-name="P9" text:outline-level="1" loext:marker-style-name="T2"><text:bookmark-start text:name="__RefHeading___Toc2232_4178761632"/><text:span text:style-name="T2">Lösungsidee</text:span><text:bookmark-end text:name="__RefHeading___Toc2232_4178761632"/></text:h>
      <text:p text:style-name="P4">Diese Aufgabe lässt sehr viel Spielraum für die Lösung offen. Ich habe sie so verstanden das die Lösung ein Texteditor ähnliches Programm sein soll, welches es durch verschiedene Funktionen sehr einfach macht einen <text:span text:style-name="T7">Hopsitext</text:span> zu schreiben. </text:p>
      <text:p text:style-name="P4">Um dies umzusetzen habe ich mit als erstes überlegt warum es so oft vorkommt, dass beide Spieler an der selben Stelle aus dem Text springen. Hierbei fällt auf das es von einem Buchstaben, auf den einer der beiden Spieler springt, immer genau selben Weg aus dem Text genommen werden muss. Dies ist der Fall, da die Sprungdistanzen nicht wie bei anderen Spielen wie zum Beispiel „Mensch ärgere dich nicht“ durch einen Würfel oder ähnliches zufällig gemacht werden, oder zumindest einen gewissen Anteil an Zufal<text:span text:style-name="T8">l enthalten. Stattdessen hängen sie beim Texthopsen nur von dem Buchstaben ab von dem ein Spieler los springt. Diese Eigenart des Spieles sorgt dafür, dass wenn einmal beide Spieler an der Selben Stelle im Text landen sie immer auch an der selben stelle herausspringen werden. Dieses Verhalten tritt bei längeren Texten dementsprechend a</text:span>uch öfter auf, da hier mehr Möglichkeiten sind an der Selben stelle zu landen.</text:p>
      <text:p text:style-name="P5"><text:span text:style-name="T4">Wenn wir nun also einen Hopsitext schreiben wollen müssen wir nur dafür sorgen, dass nie beide Spieler auf die Selbe Stelle springen, da sie dann auch nie an der selben Stelle aus dem Text springen werden. </text:span><text:span text:style-name="T4"/></text:p>
      <text:p text:style-name="P4">Um es Zara möglichst einfach zu machen, dies zu erreichen habe ich den „Hopsitext Editor 3000“ entwickelt. Dieser basiert stark auf der Lösung die Ich für die Junidraufgabe 2 eingereicht habe. Ich <text:soft-page-break/>habe diese schon so geschrieben, dass sie den Weg den die Spieler ge hopst sind in der Selben vorm eines eingefärbten Textes auszugeben vermark wie er auf dem Aufgabenblatt zu finden ist. </text:p>
      <text:p text:style-name="P4">Um mit dem Hopsitext Editor 3000 zu arbeiten beginnt man nun mit dem ersten Wort das man schreiben will. Dieser rechnet nun genauso wie die erste Aufgabe aus, was passieren würde wenn man mit diesem Text/Wort Texthopsen spielen würde. Dies gibt er dann aus, indem er den gesamten Text mit eingefärbten Sprung-Positionen ausgibt. Zusätzlich dazu gibt er dann noch eine Zeile mit nullen zurück die jeweils führ einen Buchstaben stehen, der an den Text angefügt wird. In diesen sind auch die nächsten Positionen markiert, auf die die beiden Spieler springen würden.</text:p>
      <text:p text:style-name="P11">Nun ist es die Aufgabe von Zara sich ihr nächstes Wort beziehungsweise ihren nächsten Satzteil zu überlegen. Diesen sollte sie nun so weit eintippen bis sie einen Buchstaben unter der ersten Null platziert, welche eingefärbt ist. </text:p>
      <text:p text:style-name="P4">Wenn Zara dies getan hat berechnet der Hopsitext Editor 3000 nun die nächsten Sprünge nach der selben Logik wie schon am Anfang. Dies Ablauf wiederholt sich solange bis bei einer der Berechnungen beide Spieler auf das selbe Feld springen. Wenn dies passiert setzt der Editor den Text auf die Version zurück vor der letzten Eingabe, die der Auslöser hierfür sein muss, wenn der Hopsitext Editor 3000 wie empfohlen verwendet wird. Dem Nutzer wird daraufhin gesagt, dass er etwas anderes schreiben muss, da es sonst einen Konflikt gibt und dieser darf weiterschreiben. </text:p>
      <text:p text:style-name="P4">Dies geht solange weiter bis der Benutzer „end“ eintippt. Dann wird das Programm beendet und der Text ist fertig geschrieben.</text:p>
      <text:p text:style-name="P4">Wenn man während der Bearbeitung irgendwann mal einen Fehler einbaut kann man die Letzt Eingabe durch die Eingabe von „back“ wieder rückgängig machen. </text:p>
      <text:p text:style-name="P3"/>
      <text:list xml:id="list215651748" text:style-name="WWNum1">
        <text:list-item>
          <text:h text:style-name="P10" text:outline-level="1" loext:marker-style-name="T2"><text:bookmark-start text:name="__RefHeading___Toc2234_4178761632"/><text:span text:style-name="T2">Umsetzung</text:span><text:bookmark-end text:name="__RefHeading___Toc2234_4178761632"/></text:h>
        </text:list-item>
      </text:list>
      <text:p text:style-name="P13" loext:marker-style-name="T2"><text:span text:style-name="T6">I</text:span><text:span text:style-name="T5">ch habe den Hopsitext Editor 3000 in Java objektorientiert geschrieben. </text:span></text:p>
      <text:p text:style-name="P13" loext:marker-style-name="T2">Dieser beginnt damit nach dem ersten Wort des Textes zu fragen und nach der Eingabe von diesem zu erklären wie der Editor zu benutzten ist. Hiernach beginnt die while-Schleife in der der Text geschrieben wird. Diese leuft so lange, bis die „akktuelleEingabe“ „end“ ist.</text:p>
      <text:p text:style-name="P13" loext:marker-style-name="T2">In dieser Hauptschleife wird damit begonnen die Methode „hopseText“ der „Texthopsen“ Aufgabe die ich hierfür leicht modifiziert habe aufzurufen. Diese macht genau das gleiche wie in meiner Bearbeitung der Junioraufgabe 2 abgesehen davon, dass sie den übergeben Text für die Eingabe verwendet und nachdem sie den Text eingefärbt ausgegeben hat statt den Sieger zu verkünden nur den Hopser zurückgibt. Innerhalb der Hauptschleife wird nun durch eine If-Abfrage kontrolliert ob die beiden Spieler über die selben Felder springen. Wenn dies der Fall ist wird der Text auf die vorherige Version zurückgesetzt, welche immer in „lastText“ gespeichert wird, und der Benutzer wird durch eine Ausgabe informiert. In jedem andern Fall werden nun die Nullen ausgegeben und passend eingefärbt. Hierfür Gehe ich mit einer for-Schleife einmal durch jeden theoretischen Buchstaben vom Ende der Textes zu größeren +1 <text:s/>der beiden Aktuellen Positionen der Spieler und färbe die Positionen wieder farblich ein. <text:s/></text:p>
      <text:p text:style-name="P13" loext:marker-style-name="T2">Danach update ich die „aktuelleEingabe“ durch die Funktion .nextLine() des scanner <text:s/>aus der Java standart Bibliothek. Als letztes mach eich noch eine if-Abfrage die konntroliert ob der Benutzer den <text:soft-page-break/>Befehl „back“ eingegeben hat und wenn dies der Fall ist den Text auf den letzten Text zurücksetzt und sonst den den „leztenText“ auf den aktuellen setzt und an den Text die „akktelleEingabe“ anfügt.</text:p>
      <text:p text:style-name="P13" loext:marker-style-name="T2">Wenn die Schleife sich beendet schließe ich den Scanner und beende das Programm.</text:p>
      <text:list xml:id="list143658318792673" text:continue-numbering="true" text:style-name="WWNum1">
        <text:list-item>
          <text:h text:style-name="P10" text:outline-level="1" loext:marker-style-name="T2"><text:span text:style-name="T2">Beispiele</text:span></text:h>
        </text:list-item>
      </text:list>
      <text:p text:style-name="P14" loext:marker-style-name="T2"><text:span text:style-name="T2"/></text:p>
      <text:p text:style-name="P3" loext:marker-style-name="T2"/>
      <text:h text:style-name="P9" text:outline-level="1" loext:marker-style-name="T2"><text:bookmark-start text:name="__RefHeading___Toc2238_4178761632"/><text:span text:style-name="T2">Quellcode</text:span><text:bookmark-end text:name="__RefHeading___Toc2238_4178761632"/></text:h>
      <text:p text:style-name="P14" loext:marker-style-name="T2"><text:span text:style-name="Source_20_Text"><text:span text:style-name="T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3" style:layout-grid-base-height="0.5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5cm" fo:margin-left="0cm" fo:margin-right="0cm" fo:margin-bottom="0.894cm" style:dynamic-spacing="true"/>
      </style:header-style>
      <style:footer-style>
        <style:header-footer-properties fo:min-height="0.995cm" fo:margin-left="0cm" fo:margin-right="0cm" fo:margin-top="0.89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
      </style:header>
      <style:footer>
        <text:p text:style-name="Footer"><text:tab/><text:page-number text:select-page="current">1</text:page-number>/<text:page-count>3</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9T17:24:04.150000000</meta:creation-date>
    <meta:generator>LibreOffice/7.5.4.2$Windows_X86_64 LibreOffice_project/36ccfdc35048b057fd9854c757a8b67ec53977b6</meta:generator>
    <dc:date>2024-11-09T14:36:57.692000000</dc:date>
    <meta:editing-duration>PT1H49M41S</meta:editing-duration>
    <meta:editing-cycles>6</meta:editing-cycles>
    <meta:document-statistic meta:table-count="0" meta:image-count="0" meta:object-count="0" meta:page-count="3" meta:paragraph-count="29" meta:word-count="851" meta:character-count="5418" meta:non-whitespace-character-count="4584"/>
  </office:meta>
</office:document-meta>
</file>